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10868e"/>
    </style:style>
    <style:style style:name="P2" style:family="paragraph" style:parent-style-name="Standard">
      <style:text-properties style:text-underline-style="solid" style:text-underline-width="auto" style:text-underline-color="font-color" officeooo:paragraph-rsid="0010868e"/>
    </style:style>
    <style:style style:name="P3" style:family="paragraph" style:parent-style-name="Standard">
      <style:text-properties style:text-underline-style="solid" style:text-underline-width="auto" style:text-underline-color="font-color" officeooo:paragraph-rsid="001155e7"/>
    </style:style>
    <style:style style:name="P4" style:family="paragraph" style:parent-style-name="Standard">
      <style:paragraph-properties fo:text-align="start" style:justify-single-word="false"/>
      <style:text-properties officeooo:paragraph-rsid="0010868e"/>
    </style:style>
    <style:style style:name="P5" style:family="paragraph" style:parent-style-name="Standard">
      <style:paragraph-properties fo:text-align="start" style:justify-single-word="false"/>
      <style:text-properties officeooo:paragraph-rsid="001155e7"/>
    </style:style>
    <style:style style:name="P6" style:family="paragraph" style:parent-style-name="Standard">
      <style:text-properties officeooo:paragraph-rsid="001155e7"/>
    </style:style>
    <style:style style:name="T1" style:family="text">
      <style:text-properties officeooo:rsid="0010868e"/>
    </style:style>
    <style:style style:name="T2" style:family="text">
      <style:text-properties officeooo:rsid="001155e7"/>
    </style:style>
    <style:style style:name="T3" style:family="text">
      <style:text-properties officeooo:rsid="0011d8a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><text:tab/><text:tab/><text:tab/><text:tab/><text:tab/><text:tab/>Fiche séance <text:line-break/>GEI : Adrien BROCHOT</text:span></text:p>
      <text:p text:style-name="P1"><text:span text:style-name="T1"/></text:p>
      <text:p text:style-name="P1"><text:span text:style-name="T1">Date  <text:s text:c="7"/>: Lundi 31 Janvier 2011</text:span></text:p>
      <text:p text:style-name="P1"><text:span text:style-name="T1">Séance <text:s text:c="3"/> : numéro 2<text:line-break/></text:span></text:p>
      <text:p text:style-name="P2"><text:span text:style-name="T1">Objectifs :</text:span></text:p>
      <text:p text:style-name="P1"><text:span text:style-name="T1"><text:tab/>-Finaliser l'étude de faisabilité</text:span></text:p>
      <text:p text:style-name="P1"><text:span text:style-name="T1"><text:tab/>-Elaborer un draft de STB</text:span></text:p>
      <text:p text:style-name="P1"><text:span text:style-name="T1"/></text:p>
      <text:p text:style-name="P1"><text:span text:style-name="T1"/></text:p>
      <text:p text:style-name="P2"><text:span text:style-name="T1">Déroulement de la séance :<text:line-break/></text:span></text:p>
      <text:p text:style-name="P1"><text:span text:style-name="T1"><text:tab/>8h – 8h15  <text:s/>: petit point, débriefing séance n°1 + briefing séance n°2<text:line-break/></text:span></text:p>
      <text:p text:style-name="P1"><text:span text:style-name="T1"><text:tab/>8h15 – 10h : Passer du draft étude de faisabilité au livrable final (approfondissement, <text:tab/><text:tab/><text:tab/><text:tab/>validation auprès du client et saisie du livrable)<text:line-break/></text:span></text:p>
      <text:p text:style-name="P1"><text:span text:style-name="T1"><text:tab/>10h – 10h20 : Pause café ^^</text:span></text:p>
      <text:p text:style-name="P1"><text:span text:style-name="T1"><text:tab/> <text:line-break/> <text:tab/>10h20 11h30 : Spécification technique des besoins FONCTIONNELS (draft) concernant les <text:tab/><text:tab/><text:tab/>besoins d'interface</text:span></text:p>
      <text:p text:style-name="P1"><text:span text:style-name="T1"><text:tab/></text:span></text:p>
      <text:p text:style-name="P1"><text:span text:style-name="T1"><text:tab/>11h30 – 11h55 : Citer les besoins pouvant s'ajouter et les méthode de gestion de leurs <text:tab/><text:tab/><text:tab/><text:tab/>intégration.</text:span></text:p>
      <text:p text:style-name="P1"><text:span text:style-name="T1"/></text:p>
      <text:p text:style-name="P2"><text:span text:style-name="T1">Production :<text:line-break/></text:span></text:p>
      <text:p text:style-name="P1"><text:span text:style-name="T1">-Livrables :</text:span></text:p>
      <text:p text:style-name="P1"><text:span text:style-name="T1"><text:tab/>Etude de faisabilité (livrable final validé auprès du client)</text:span></text:p>
      <text:p text:style-name="P1"><text:span text:style-name="T1">-Drafts</text:span></text:p>
      <text:p text:style-name="P1"><text:span text:style-name="T1"><text:tab/>STB des besoins d'interface</text:span></text:p>
      <text:p text:style-name="P1"><text:span text:style-name="T1"/></text:p>
      <text:p text:style-name="P2"><text:span text:style-name="T1">Suivi et Bilan :</text:span></text:p>
      <text:p text:style-name="P1"><text:span text:style-name="T1"/></text:p>
      <text:p text:style-name="P1"><text:span text:style-name="T1"><text:tab/>-Se rendre sur </text:span><text:a xlink:type="simple" xlink:href="http://h4212.heroku.com/"><text:span text:style-name="T1">http://h4212.heroku.com</text:span></text:a><text:span text:style-name="T1"> et saisir le temps passé sur chaque tâche ainsi que <text:tab/>son avancement.<text:line-break/></text:span></text:p>
      <text:p text:style-name="P1"><text:span text:style-name="T1"><text:tab/>-Compléter le glossaire le cas échéant<text:line-break/></text:span></text:p>
      <text:p text:style-name="P1"><text:span text:style-name="T1"><text:tab/>-Ne pas hésiter à me poser des questions ^^</text:span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5"><text:soft-page-break/><text:span text:style-name="T1"><text:tab/><text:tab/><text:tab/><text:tab/><text:tab/><text:tab/>Fiche séance <text:line-break/>GEI : </text:span><text:span text:style-name="T2">Etienne BRODU</text:span></text:p>
      <text:p text:style-name="P6"><text:span text:style-name="T1"/></text:p>
      <text:p text:style-name="P6"><text:span text:style-name="T1">Date  <text:s text:c="7"/>: Lundi 31 Janvier 2011</text:span></text:p>
      <text:p text:style-name="P6"><text:span text:style-name="T1">Séance <text:s text:c="3"/> : numéro 2<text:line-break/></text:span></text:p>
      <text:p text:style-name="P3"><text:span text:style-name="T1">Objectifs :</text:span></text:p>
      <text:p text:style-name="P6"><text:span text:style-name="T1"><text:tab/>-Finaliser l'étude de faisabilité</text:span></text:p>
      <text:p text:style-name="P6"><text:span text:style-name="T1"><text:tab/>-Elaborer un draft de STB</text:span></text:p>
      <text:p text:style-name="P6"><text:span text:style-name="T1"/></text:p>
      <text:p text:style-name="P6"><text:span text:style-name="T1"/></text:p>
      <text:p text:style-name="P3"><text:span text:style-name="T1">Déroulement de la séance :<text:line-break/></text:span></text:p>
      <text:p text:style-name="P6"><text:span text:style-name="T1"><text:tab/>8h – 8h15  <text:s/>: petit point, débriefing séance n°1 + briefing séance n°2<text:line-break/></text:span></text:p>
      <text:p text:style-name="P6"><text:span text:style-name="T1"><text:tab/>8h15 – 10h : Passer du draft étude de faisabilité au livrable final (approfondissement, <text:tab/><text:tab/><text:tab/><text:tab/>validation auprès du client et saisie du livrable)<text:line-break/></text:span></text:p>
      <text:p text:style-name="P6"><text:span text:style-name="T1"><text:tab/>10h – 10h20 : Pause café ^^</text:span></text:p>
      <text:p text:style-name="P6"><text:span text:style-name="T1"><text:tab/> <text:line-break/> <text:tab/>10h20 11h30 : Spécification technique des besoins FONCTIONNELS (draft) concernant les <text:tab/><text:tab/><text:tab/>besoins </text:span><text:span text:style-name="T2">de communication</text:span></text:p>
      <text:p text:style-name="P6"><text:span text:style-name="T1"><text:tab/></text:span></text:p>
      <text:p text:style-name="P6"><text:span text:style-name="T1"><text:tab/>11h30 – 11h55 : Citer les besoins pouvant s'ajouter et les méthode de gestion de leurs <text:tab/><text:tab/><text:tab/><text:tab/>intégration.</text:span></text:p>
      <text:p text:style-name="P6"><text:span text:style-name="T1"/></text:p>
      <text:p text:style-name="P3"><text:span text:style-name="T1">Production :<text:line-break/></text:span></text:p>
      <text:p text:style-name="P6"><text:span text:style-name="T1">-Livrables :</text:span></text:p>
      <text:p text:style-name="P6"><text:span text:style-name="T1"><text:tab/>Etude de faisabilité (livrable final validé auprès du client)</text:span></text:p>
      <text:p text:style-name="P6"><text:span text:style-name="T1">-Drafts</text:span></text:p>
      <text:p text:style-name="P6"><text:span text:style-name="T1"><text:tab/>STB des besoins d'interface</text:span></text:p>
      <text:p text:style-name="P6"><text:span text:style-name="T1"/></text:p>
      <text:p text:style-name="P3"><text:span text:style-name="T1">Suivi et Bilan :</text:span></text:p>
      <text:p text:style-name="P6"><text:span text:style-name="T1"/></text:p>
      <text:p text:style-name="P6"><text:span text:style-name="T1"><text:tab/>-Se rendre sur </text:span><text:a xlink:type="simple" xlink:href="http://h4212.heroku.com/"><text:span text:style-name="T1">http://h4212.heroku.com</text:span></text:a><text:span text:style-name="T1"> et saisir le temps passé sur chaque tâche ainsi que <text:tab/>son avancement.<text:line-break/></text:span></text:p>
      <text:p text:style-name="P6"><text:span text:style-name="T1"><text:tab/>-Compléter le glossaire le cas échéant<text:line-break/></text:span></text:p>
      <text:p text:style-name="P6"><text:span text:style-name="T1"><text:tab/>-Ne pas hésiter à me poser des questions ^^</text:span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5"><text:soft-page-break/><text:span text:style-name="T1"><text:tab/><text:tab/><text:tab/><text:tab/><text:tab/><text:tab/>Fiche séance <text:line-break/>GEI : </text:span><text:span text:style-name="T2">Thanh </text:span><text:span text:style-name="T1"><text:s/></text:span><text:span text:style-name="T2">Duc Phan</text:span></text:p>
      <text:p text:style-name="P6"><text:span text:style-name="T1"/></text:p>
      <text:p text:style-name="P6"><text:span text:style-name="T1">Date  <text:s text:c="7"/>: Lundi 31 Janvier 2011</text:span></text:p>
      <text:p text:style-name="P6"><text:span text:style-name="T1">Séance <text:s text:c="3"/> : numéro 2<text:line-break/></text:span></text:p>
      <text:p text:style-name="P3"><text:span text:style-name="T1">Objectifs :</text:span></text:p>
      <text:p text:style-name="P6"><text:span text:style-name="T1"><text:tab/>-Finaliser l'étude de faisabilité</text:span></text:p>
      <text:p text:style-name="P6"><text:span text:style-name="T1"><text:tab/>-Elaborer un draft de STB</text:span></text:p>
      <text:p text:style-name="P6"><text:span text:style-name="T1"/></text:p>
      <text:p text:style-name="P6"><text:span text:style-name="T1"/></text:p>
      <text:p text:style-name="P3"><text:span text:style-name="T1">Déroulement de la séance :<text:line-break/></text:span></text:p>
      <text:p text:style-name="P6"><text:span text:style-name="T1"><text:tab/>8h – 8h15  <text:s/>: petit point, débriefing séance n°1 + briefing séance n°2<text:line-break/></text:span></text:p>
      <text:p text:style-name="P6"><text:span text:style-name="T1"><text:tab/>8h15 – 10h : Passer du draft étude de faisabilité au livrable final (approfondissement, <text:tab/><text:tab/><text:tab/><text:tab/>validation auprès du client et saisie du livrable)<text:line-break/></text:span></text:p>
      <text:p text:style-name="P6"><text:span text:style-name="T1"><text:tab/>10h – 10h20 : Pause café ^^</text:span></text:p>
      <text:p text:style-name="P6"><text:span text:style-name="T1"><text:tab/> <text:line-break/> <text:tab/>10h20 11h30 : Spécification technique des besoins FONCTIONNELS (draft) concernant les <text:tab/><text:tab/><text:tab/>besoins </text:span><text:span text:style-name="T2">de stockage</text:span></text:p>
      <text:p text:style-name="P6"><text:span text:style-name="T1"><text:tab/></text:span></text:p>
      <text:p text:style-name="P6"><text:span text:style-name="T1"><text:tab/>11h30 – 11h55 : Citer les besoins pouvant s'ajouter et les méthode de gestion de leurs <text:tab/><text:tab/><text:tab/><text:tab/>intégration.</text:span></text:p>
      <text:p text:style-name="P6"><text:span text:style-name="T1"/></text:p>
      <text:p text:style-name="P3"><text:span text:style-name="T1">Production :<text:line-break/></text:span></text:p>
      <text:p text:style-name="P6"><text:span text:style-name="T1">-Livrables :</text:span></text:p>
      <text:p text:style-name="P6"><text:span text:style-name="T1"><text:tab/>Etude de faisabilité (livrable final validé auprès du client)</text:span></text:p>
      <text:p text:style-name="P6"><text:span text:style-name="T1">-Drafts</text:span></text:p>
      <text:p text:style-name="P6"><text:span text:style-name="T1"><text:tab/>STB des besoins d'interface</text:span></text:p>
      <text:p text:style-name="P6"><text:span text:style-name="T1"/></text:p>
      <text:p text:style-name="P3"><text:span text:style-name="T1">Suivi et Bilan :</text:span></text:p>
      <text:p text:style-name="P6"><text:span text:style-name="T1"/></text:p>
      <text:p text:style-name="P6"><text:span text:style-name="T1"><text:tab/>-Se rendre sur </text:span><text:a xlink:type="simple" xlink:href="http://h4212.heroku.com/"><text:span text:style-name="T1">http://h4212.heroku.com</text:span></text:a><text:span text:style-name="T1"> et saisir le temps passé sur chaque tâche ainsi que <text:tab/>son avancement.<text:line-break/></text:span></text:p>
      <text:p text:style-name="P6"><text:span text:style-name="T1"><text:tab/>-Compléter le glossaire le cas échéant<text:line-break/></text:span></text:p>
      <text:p text:style-name="P6"><text:span text:style-name="T1"><text:tab/>-Ne pas hésiter à me poser des questions ^^</text:span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5"><text:soft-page-break/><text:span text:style-name="T1"><text:tab/><text:tab/><text:tab/><text:tab/><text:tab/><text:tab/>Fiche séance <text:line-break/>GEI : </text:span><text:span text:style-name="T2">Naby </text:span><text:span text:style-name="T3">D</text:span><text:span text:style-name="T2">aouda </text:span><text:span text:style-name="T1"><text:s/></text:span><text:span text:style-name="T2">DIAKITE</text:span></text:p>
      <text:p text:style-name="P6"><text:span text:style-name="T1"/></text:p>
      <text:p text:style-name="P6"><text:span text:style-name="T1">Date  <text:s text:c="7"/>: Lundi 31 Janvier 2011</text:span></text:p>
      <text:p text:style-name="P6"><text:span text:style-name="T1">Séance <text:s text:c="3"/> : numéro 2<text:line-break/></text:span></text:p>
      <text:p text:style-name="P3"><text:span text:style-name="T1">Objectifs :</text:span></text:p>
      <text:p text:style-name="P6"><text:span text:style-name="T1"><text:tab/>-Finaliser l'étude de faisabilité</text:span></text:p>
      <text:p text:style-name="P6"><text:span text:style-name="T1"><text:tab/>-Elaborer un draft de STB</text:span></text:p>
      <text:p text:style-name="P6"><text:span text:style-name="T1"/></text:p>
      <text:p text:style-name="P6"><text:span text:style-name="T1"/></text:p>
      <text:p text:style-name="P3"><text:span text:style-name="T1">Déroulement de la séance :<text:line-break/></text:span></text:p>
      <text:p text:style-name="P6"><text:span text:style-name="T1"><text:tab/>8h – 8h15  <text:s/>: petit point, débriefing séance n°1 + briefing séance n°2<text:line-break/></text:span></text:p>
      <text:p text:style-name="P6"><text:span text:style-name="T1"><text:tab/>8h15 – 10h : Passer du draft étude de faisabilité au livrable final (approfondissement, <text:tab/><text:tab/><text:tab/><text:tab/>validation auprès du client et saisie du livrable)<text:line-break/></text:span></text:p>
      <text:p text:style-name="P6"><text:span text:style-name="T1"><text:tab/>10h – 10h20 : Pause café ^^</text:span></text:p>
      <text:p text:style-name="P6"><text:span text:style-name="T1"><text:tab/> <text:line-break/> <text:tab/>10h20 11h30 : </text:span><text:span text:style-name="T2">Lister et détailler les besoins NON fonctionnels (draft)</text:span></text:p>
      <text:p text:style-name="P6"><text:span text:style-name="T1"><text:tab/></text:span></text:p>
      <text:p text:style-name="P6"><text:span text:style-name="T1"><text:tab/>11h30 – 11h55 : </text:span><text:span text:style-name="T2">Classer les besoins NON fonctionnels par priorité</text:span></text:p>
      <text:p text:style-name="P6"><text:span text:style-name="T1"/></text:p>
      <text:p text:style-name="P3"><text:span text:style-name="T1">Production :<text:line-break/></text:span></text:p>
      <text:p text:style-name="P6"><text:span text:style-name="T1">-Livrables :</text:span></text:p>
      <text:p text:style-name="P6"><text:span text:style-name="T1"><text:tab/>Etude de faisabilité (livrable final validé auprès du client)</text:span></text:p>
      <text:p text:style-name="P6"><text:span text:style-name="T1">-Drafts</text:span></text:p>
      <text:p text:style-name="P6"><text:span text:style-name="T1"><text:tab/>STB des besoins d'interface</text:span></text:p>
      <text:p text:style-name="P6"><text:span text:style-name="T1"/></text:p>
      <text:p text:style-name="P3"><text:span text:style-name="T1">Suivi et Bilan :</text:span></text:p>
      <text:p text:style-name="P6"><text:span text:style-name="T1"/></text:p>
      <text:p text:style-name="P6"><text:span text:style-name="T1"><text:tab/>-Se rendre sur </text:span><text:a xlink:type="simple" xlink:href="http://h4212.heroku.com/"><text:span text:style-name="T1">http://h4212.heroku.com</text:span></text:a><text:span text:style-name="T1"> et saisir le temps passé sur chaque tâche ainsi que <text:tab/>son avancement.<text:line-break/></text:span></text:p>
      <text:p text:style-name="P6"><text:span text:style-name="T1"><text:tab/>-Compléter le glossaire le cas échéant<text:line-break/></text:span></text:p>
      <text:p text:style-name="P6"><text:span text:style-name="T1"><text:tab/>-Ne pas hésiter à me poser des questions ^^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hafik </meta:initial-creator>
    <meta:creation-date>2011-01-30T22:16:25</meta:creation-date>
    <dc:date>2011-01-30T23:06:38</dc:date>
    <dc:creator>Chafik </dc:creator>
    <meta:editing-duration>PT00H50M15S</meta:editing-duration>
    <meta:editing-cycles>2</meta:editing-cycles>
    <meta:generator>OpenOffice.org/3.2$Unix OpenOffice.org_project/320m19$Build-9505</meta:generator>
    <meta:document-statistic meta:table-count="0" meta:image-count="0" meta:object-count="0" meta:page-count="4" meta:paragraph-count="88" meta:word-count="624" meta:character-count="3891"/>
  </office:meta>
</office:document-meta>
</file>